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left" draw:textarea-vertical-align="top"/>
    </style:style>
    <style:style style:name="gr3" style:family="graphic" style:parent-style-name="standard">
      <style:graphic-properties svg:stroke-width="0.102cm" draw:marker-start-width="0.346cm" draw:marker-end-width="0.346cm" draw:fill="solid" draw:fill-color="#ffffff" draw:textarea-horizontal-align="center" draw:textarea-vertical-align="middle" fo:padding-top="0.169cm" fo:padding-bottom="0.169cm" fo:padding-left="0.294cm" fo:padding-right="0.29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45cm" draw:marker-end-width="0.345cm" draw:fill="solid" draw:fill-color="#ffffff" draw:textarea-horizontal-align="justify" draw:textarea-vertical-align="middle" draw:auto-grow-height="false" fo:padding-top="0.168cm" fo:padding-bottom="0.168cm" fo:padding-left="0.293cm" fo:padding-right="0.293cm"/>
    </style:style>
    <style:style style:name="gr6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93cm" svg:height="1.385cm" svg:x="4.353cm" svg:y="12.184cm">
          <text:p text:style-name="P1">instantia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695cm" svg:height="1.385cm" svg:x="4.643cm" svg:y="2.218cm">
          <text:p text:style-name="P1">unpars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587cm" svg:height="1.826cm" draw:transform="rotate (-1.00618231377573) translate (4.448cm 3.346cm)">
          <text:p text:style-name="P1"><text:s text:c="10"/>match <text:s text:c="37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302cm" svg:height="1.826cm" draw:transform="rotate (1.05173540725158) translate (3.092cm 11.322cm)">
          <text:p text:style-name="P1"><text:s text:c="9"/>match <text:s text:c="35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2.779cm" svg:height="4.788cm" draw:transform="rotate (1.5707963267946) translate (3.72cm 9.177cm)">
          <text:p text:style-name="P1">X Grammar</text:p>
        </draw:rect>
        <draw:rect draw:style-name="gr3" draw:text-style-name="P1" draw:layer="layout" svg:width="3.694cm" svg:height="1.385cm" svg:x="4.498cm" svg:y="6.326cm">
          <text:p text:style-name="P1">Syntax</text:p>
          <text:p text:style-name="P1">Structure</text:p>
        </draw:rect>
        <draw:rect draw:style-name="gr3" draw:text-style-name="P1" draw:layer="layout" svg:width="3.694cm" svg:height="1.385cm" svg:x="4.498cm" svg:y="7.955cm">
          <text:p text:style-name="P1">Instance</text:p>
          <text:p text:style-name="P1">Structure</text:p>
        </draw:rect>
        <draw:custom-shape draw:style-name="gr4" draw:text-style-name="P1" draw:layer="layout" svg:width="2.308cm" svg:height="2.308cm" svg:x="8.218cm" svg:y="1.636cm">
          <text:p text:style-name="P1">Concrete</text:p>
          <text:p text:style-name="P1">Syntax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308cm" svg:height="2.309cm" svg:x="7.854cm" svg:y="11.696cm">
          <text:p text:style-name="P1">Concrete</text:p>
          <text:p text:style-name="P1">Instantiate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8cm" svg:x="2.335cm" svg:y="1.782cm">
          <text:p text:style-name="P1">X</text:p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9cm" svg:x="1.971cm" svg:y="11.696cm">
          <text:p text:style-name="P1">X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ath draw:style-name="gr6" draw:text-style-name="P2" draw:layer="layout" svg:width="9.9cm" svg:height="13.969cm" svg:x="1cm" svg:y="1cm" svg:viewBox="0 0 9901 13970" svg:d="m3175 0c5715 8255 7620 10795 6350 12700s-5080 635-5080 635v635l-1905-1905 1905-1905v635c3810 0-3175-6985-4445-8890 423-423 3175-1905 3175-1905z">
          <text:p/>
        </draw:path>
        <draw:custom-shape draw:style-name="gr1" draw:text-style-name="P1" draw:layer="layout" svg:width="3.693cm" svg:height="1.385cm" svg:x="4.353cm" svg:y="12.184cm">
          <text:p text:style-name="P1">instantia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695cm" svg:height="1.385cm" svg:x="4.643cm" svg:y="2.218cm">
          <text:p text:style-name="P1">unpars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587cm" svg:height="1.826cm" draw:transform="rotate (-1.00618231377573) translate (4.448cm 3.346cm)">
          <text:p text:style-name="P1"><text:s text:c="10"/>match <text:s text:c="37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302cm" svg:height="1.826cm" draw:transform="rotate (1.05173540725158) translate (3.092cm 11.322cm)">
          <text:p text:style-name="P1"><text:s text:c="9"/>match <text:s text:c="35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2.779cm" svg:height="4.788cm" draw:transform="rotate (1.5707963267946) translate (3.72cm 9.177cm)">
          <text:p text:style-name="P1">X Grammar</text:p>
        </draw:rect>
        <draw:rect draw:style-name="gr3" draw:text-style-name="P1" draw:layer="layout" svg:width="3.694cm" svg:height="1.385cm" svg:x="4.498cm" svg:y="6.326cm">
          <text:p text:style-name="P1">Syntax</text:p>
          <text:p text:style-name="P1">Structure</text:p>
        </draw:rect>
        <draw:rect draw:style-name="gr3" draw:text-style-name="P1" draw:layer="layout" svg:width="3.694cm" svg:height="1.385cm" svg:x="4.498cm" svg:y="7.955cm">
          <text:p text:style-name="P1">Instance</text:p>
          <text:p text:style-name="P1">Structure</text:p>
        </draw:rect>
        <draw:custom-shape draw:style-name="gr4" draw:text-style-name="P1" draw:layer="layout" svg:width="2.308cm" svg:height="2.308cm" svg:x="8.218cm" svg:y="1.636cm">
          <text:p text:style-name="P1">Concrete</text:p>
          <text:p text:style-name="P1">Syntax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308cm" svg:height="2.309cm" svg:x="7.854cm" svg:y="11.696cm">
          <text:p text:style-name="P1">Concrete</text:p>
          <text:p text:style-name="P1">Instantiate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8cm" svg:x="2.335cm" svg:y="1.782cm">
          <text:p text:style-name="P1">X</text:p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9cm" svg:x="1.971cm" svg:y="11.696cm">
          <text:p text:style-name="P1">X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path draw:style-name="gr6" draw:text-style-name="P2" draw:layer="layout" svg:width="10.48cm" svg:height="14.042cm" draw:transform="rotate (3.1415926535892) translate (13.3855028194274cm 18.9919999999957cm)" svg:viewBox="0 0 10481 14043" svg:d="m7306-37984c-5715 8255-8255 11853-6985 13335s4445 212 5715 0v635l1905-1905-1905-1905v635c-3810 0 3175-6985 4445-8890-423-423-3175-1905-3175-1905z">
          <text:p/>
        </draw:path>
        <draw:custom-shape draw:style-name="gr1" draw:text-style-name="P1" draw:layer="layout" svg:width="3.693cm" svg:height="1.385cm" svg:x="6.258cm" svg:y="16.206cm">
          <text:p text:style-name="P1">instantia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695cm" svg:height="1.385cm" svg:x="6.548cm" svg:y="6.24cm">
          <text:p text:style-name="P1">unpars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587cm" svg:height="1.826cm" draw:transform="rotate (-1.00618231377573) translate (6.353cm 7.368cm)">
          <text:p text:style-name="P1"><text:s text:c="10"/>match <text:s text:c="37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302cm" svg:height="1.826cm" draw:transform="rotate (1.05173540725158) translate (4.997cm 15.344cm)">
          <text:p text:style-name="P1"><text:s text:c="9"/>match <text:s text:c="35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2.779cm" svg:height="4.788cm" draw:transform="rotate (1.5707963267946) translate (5.625cm 13.199cm)">
          <text:p text:style-name="P1">X Grammar</text:p>
        </draw:rect>
        <draw:rect draw:style-name="gr3" draw:text-style-name="P1" draw:layer="layout" svg:width="3.694cm" svg:height="1.385cm" svg:x="6.403cm" svg:y="10.348cm">
          <text:p text:style-name="P1">Syntax</text:p>
          <text:p text:style-name="P1">Structure</text:p>
        </draw:rect>
        <draw:rect draw:style-name="gr3" draw:text-style-name="P1" draw:layer="layout" svg:width="3.694cm" svg:height="1.385cm" svg:x="6.403cm" svg:y="11.977cm">
          <text:p text:style-name="P1">Instance</text:p>
          <text:p text:style-name="P1">Structure</text:p>
        </draw:rect>
        <draw:custom-shape draw:style-name="gr4" draw:text-style-name="P1" draw:layer="layout" svg:width="2.308cm" svg:height="2.308cm" svg:x="10.123cm" svg:y="5.658cm">
          <text:p text:style-name="P1">Concrete</text:p>
          <text:p text:style-name="P1">Syntax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308cm" svg:height="2.309cm" svg:x="9.759cm" svg:y="15.718cm">
          <text:p text:style-name="P1">Concrete</text:p>
          <text:p text:style-name="P1">Instantiate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8cm" svg:x="4.24cm" svg:y="5.804cm">
          <text:p text:style-name="P1">X</text:p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9cm" svg:x="3.876cm" svg:y="15.718cm">
          <text:p text:style-name="P1">X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4.475cm" svg:height="1.385cm" draw:transform="rotate (0.136135681655532) translate (4.674cm 12.499cm)">
          <text:p text:style-name="P1">instantia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413cm" svg:height="1.384cm" draw:transform="rotate (-0.162839219212226) translate (4.311cm 12.987cm)">
          <text:p text:style-name="P1">lift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695cm" svg:height="1.385cm" draw:transform="rotate (0.136135681655532) translate (3.809cm 3.086cm)">
          <text:p text:style-name="P1">unpars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587cm" svg:height="1.826cm" draw:transform="rotate (-1.14231799543126) translate (5.001cm 3.743cm)">
          <text:p text:style-name="P1"><text:s text:c="10"/>match <text:s text:c="37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302cm" svg:height="1.826cm" draw:transform="rotate (0.915599725596053) translate (2.535cm 11.475cm)">
          <text:p text:style-name="P1"><text:s text:c="9"/>match <text:s text:c="35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2.779cm" svg:height="4.788cm" draw:transform="rotate (1.70693200845013) translate (3.839cm 10.106cm)">
          <text:p text:style-name="P1">X Grammar</text:p>
        </draw:rect>
        <draw:rect draw:style-name="gr3" draw:text-style-name="P1" draw:layer="layout" svg:width="3.694cm" svg:height="1.385cm" draw:transform="rotate (0.136135681655532) translate (4.223cm 7.176cm)">
          <text:p text:style-name="P1">Syntax</text:p>
          <text:p text:style-name="P1">Structure</text:p>
        </draw:rect>
        <draw:rect draw:style-name="gr3" draw:text-style-name="P1" draw:layer="layout" svg:width="3.694cm" svg:height="1.385cm" draw:transform="rotate (0.136135681655532) translate (4.444cm 8.79cm)">
          <text:p text:style-name="P1">Instance</text:p>
          <text:p text:style-name="P1">Structure</text:p>
        </draw:rect>
        <draw:custom-shape draw:style-name="gr4" draw:text-style-name="P1" draw:layer="layout" svg:width="2.308cm" svg:height="2.308cm" draw:transform="rotate (0.136135681655532) translate (7.272cm 2.024cm)">
          <text:p text:style-name="P1">Concrete</text:p>
          <text:p text:style-name="P1">Syntax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308cm" svg:height="2.309cm" draw:transform="rotate (0.136135681655532) translate (8.276cm 12.041cm)">
          <text:p text:style-name="P1">Concrete</text:p>
          <text:p text:style-name="P1">Instantiate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8cm" draw:transform="rotate (0.136135681655532) translate (1.463cm 2.967cm)">
          <text:p text:style-name="P1">X</text:p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9cm" draw:transform="rotate (0.136135681655532) translate (2.448cm 12.839cm)">
          <text:p text:style-name="P1">X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7" draw:text-style-name="P1" draw:layer="layout" svg:width="3.693cm" svg:height="1.385cm" draw:transform="rotate (-0.148702052271075) translate (10.839cm 12.526cm)">
              <text:p text:style-name="P1">instantiate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3.695cm" svg:height="1.385cm" draw:transform="rotate (-0.148702052271075) translate (12.603cm 2.713cm)">
              <text:p text:style-name="P1">unparse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9.587cm" svg:height="1.826cm" draw:transform="rotate (-0.857480261505838) translate (10.899cm 4.331cm)">
              <text:p text:style-name="P1"><text:s text:c="10"/>match <text:s text:c="37"/>generate</text:p>
    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9.302cm" svg:height="1.826cm" draw:transform="rotate (1.20043745952147) translate (10.782cm 12.405cm)">
              <text:p text:style-name="P1"><text:s text:c="9"/>match <text:s text:c="35"/>generate</text:p>
    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2" draw:text-style-name="P1" draw:layer="layout" svg:width="2.779cm" svg:height="5.507cm" draw:transform="rotate (1.42209427452471) translate (9.948cm 9.352cm)">
              <text:p text:style-name="P1">Dump</text:p>
              <text:p text:style-name="P1">Grammar</text:p>
            </draw:rect>
            <draw:rect draw:style-name="gr3" draw:text-style-name="P1" draw:layer="layout" svg:width="3.694cm" svg:height="1.385cm" draw:transform="rotate (-0.148702052271075) translate (11.85cm 6.754cm)">
              <text:p text:style-name="P1">Syntax</text:p>
              <text:p text:style-name="P1">Structure</text:p>
            </draw:rect>
            <draw:rect draw:style-name="gr3" draw:text-style-name="P1" draw:layer="layout" svg:width="3.694cm" svg:height="1.385cm" draw:transform="rotate (-0.148702052271075) translate (11.609cm 8.365cm)">
              <text:p text:style-name="P1">Instance</text:p>
              <text:p text:style-name="P1">Structure</text:p>
            </draw:rect>
            <draw:custom-shape draw:style-name="gr4" draw:text-style-name="P1" draw:layer="layout" svg:width="2.308cm" svg:height="2.308cm" draw:transform="rotate (-0.148702052271075) translate (16.224cm 2.667cm)">
              <text:p text:style-name="P1">Concrete</text:p>
              <text:p text:style-name="P1">Syntax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308cm" svg:height="2.309cm" draw:transform="rotate (-0.148702052271075) translate (14.374cm 12.562cm)">
              <text:p text:style-name="P1">Meta</text:p>
              <text:p text:style-name="P1">Concrete</text:p>
              <text:p text:style-name="P1">Instantiate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2.308cm" svg:height="2.308cm" draw:transform="rotate (-0.148702052271075) translate (10.384cm 1.94cm)">
              <text:p text:style-name="P1">Dump</text:p>
              <text:p text:style-name="P1">Text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2.308cm" svg:height="2.309cm" draw:transform="rotate (-0.148702052271075) translate (8.556cm 11.691cm)">
              <text:p text:style-name="P1">Dump</text:p>
              <text:p text:style-name="P1">Concrete</text:p>
              <text:p text:style-name="P1">Instantiate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5" draw:style-name="dp1" draw:master-page-name="Default">
        <draw:custom-shape draw:style-name="gr1" draw:text-style-name="P1" draw:layer="layout" svg:width="4.475cm" svg:height="1.385cm" draw:transform="rotate (0.136135681655532) translate (4.674cm 12.499cm)">
          <text:p text:style-name="P1">instantia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6" draw:text-style-name="P2" draw:layer="layout" svg:width="13.233cm" svg:height="17.151cm" draw:transform="rotate (2.83284390891146) translate (13.9591840569363cm 19.3332466790429cm)" svg:viewBox="0 0 13234 17152" svg:d="m12269-28355c-8662 2097-13333 15030-12063 16512s3803-42 5074-254v635l1905-1905-1906-1905 1 635c-4662 1996 1545-11981 7954-10693-424-423-965-3025-965-3025z">
          <text:p/>
        </draw:path>
        <draw:custom-shape draw:style-name="gr1" draw:text-style-name="P1" draw:layer="layout" svg:width="4.413cm" svg:height="1.384cm" draw:transform="rotate (-0.162839219212226) translate (4.311cm 12.987cm)">
          <text:p text:style-name="P1">lift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695cm" svg:height="1.385cm" draw:transform="rotate (0.136135681655532) translate (3.809cm 3.086cm)">
          <text:p text:style-name="P1">unpars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587cm" svg:height="1.826cm" draw:transform="rotate (-1.14231799543126) translate (5.001cm 3.743cm)">
          <text:p text:style-name="P1"><text:s text:c="10"/>match <text:s text:c="37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302cm" svg:height="1.826cm" draw:transform="rotate (0.915599725596053) translate (2.535cm 11.475cm)">
          <text:p text:style-name="P1"><text:s text:c="9"/>match <text:s text:c="35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2.779cm" svg:height="4.788cm" draw:transform="rotate (1.70693200845013) translate (3.839cm 10.106cm)">
          <text:p text:style-name="P1">X Grammar</text:p>
        </draw:rect>
        <draw:rect draw:style-name="gr3" draw:text-style-name="P1" draw:layer="layout" svg:width="3.694cm" svg:height="1.385cm" draw:transform="rotate (0.136135681655532) translate (4.223cm 7.176cm)">
          <text:p text:style-name="P1">Syntax</text:p>
          <text:p text:style-name="P1">Structure</text:p>
        </draw:rect>
        <draw:rect draw:style-name="gr3" draw:text-style-name="P1" draw:layer="layout" svg:width="3.694cm" svg:height="1.385cm" draw:transform="rotate (0.136135681655532) translate (4.444cm 8.79cm)">
          <text:p text:style-name="P1">Instance</text:p>
          <text:p text:style-name="P1">Structure</text:p>
        </draw:rect>
        <draw:custom-shape draw:style-name="gr4" draw:text-style-name="P1" draw:layer="layout" svg:width="2.308cm" svg:height="2.308cm" draw:transform="rotate (0.136135681655532) translate (7.272cm 2.024cm)">
          <text:p text:style-name="P1">Concrete</text:p>
          <text:p text:style-name="P1">Syntax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308cm" svg:height="2.309cm" draw:transform="rotate (0.136135681655532) translate (8.276cm 12.041cm)">
          <text:p text:style-name="P1">Concrete</text:p>
          <text:p text:style-name="P1">Instantiate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8cm" draw:transform="rotate (0.136135681655532) translate (1.463cm 2.967cm)">
          <text:p text:style-name="P1">X</text:p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9cm" draw:transform="rotate (0.136135681655532) translate (2.448cm 12.839cm)">
          <text:p text:style-name="P1">X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7" draw:text-style-name="P1" draw:layer="layout" svg:width="3.693cm" svg:height="1.385cm" draw:transform="rotate (-0.148702052271075) translate (10.839cm 12.526cm)">
              <text:p text:style-name="P1">instantiate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3.695cm" svg:height="1.385cm" draw:transform="rotate (-0.148702052271075) translate (12.603cm 2.713cm)">
              <text:p text:style-name="P1">unparse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9.587cm" svg:height="1.826cm" draw:transform="rotate (-0.857480261505838) translate (10.899cm 4.331cm)">
              <text:p text:style-name="P1"><text:s text:c="10"/>match <text:s text:c="37"/>generate</text:p>
    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9.302cm" svg:height="1.826cm" draw:transform="rotate (1.20043745952147) translate (10.782cm 12.405cm)">
              <text:p text:style-name="P1"><text:s text:c="9"/>match <text:s text:c="35"/>generate</text:p>
    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2" draw:text-style-name="P1" draw:layer="layout" svg:width="2.779cm" svg:height="5.507cm" draw:transform="rotate (1.42209427452471) translate (9.948cm 9.352cm)">
              <text:p text:style-name="P1">Dump</text:p>
              <text:p text:style-name="P1">Grammar</text:p>
            </draw:rect>
            <draw:rect draw:style-name="gr3" draw:text-style-name="P1" draw:layer="layout" svg:width="3.694cm" svg:height="1.385cm" draw:transform="rotate (-0.148702052271075) translate (11.85cm 6.754cm)">
              <text:p text:style-name="P1">Syntax</text:p>
              <text:p text:style-name="P1">Structure</text:p>
            </draw:rect>
            <draw:rect draw:style-name="gr3" draw:text-style-name="P1" draw:layer="layout" svg:width="3.694cm" svg:height="1.385cm" draw:transform="rotate (-0.148702052271075) translate (11.609cm 8.365cm)">
              <text:p text:style-name="P1">Instance</text:p>
              <text:p text:style-name="P1">Structure</text:p>
            </draw:rect>
            <draw:custom-shape draw:style-name="gr4" draw:text-style-name="P1" draw:layer="layout" svg:width="2.308cm" svg:height="2.308cm" draw:transform="rotate (-0.148702052271075) translate (16.224cm 2.667cm)">
              <text:p text:style-name="P1">Concrete</text:p>
              <text:p text:style-name="P1">Syntax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308cm" svg:height="2.309cm" draw:transform="rotate (-0.148702052271075) translate (14.374cm 12.562cm)">
              <text:p text:style-name="P1">Meta</text:p>
              <text:p text:style-name="P1">Concrete</text:p>
              <text:p text:style-name="P1">Instantiate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2.308cm" svg:height="2.308cm" draw:transform="rotate (-0.148702052271075) translate (10.384cm 1.94cm)">
              <text:p text:style-name="P1">Dump</text:p>
              <text:p text:style-name="P1">Text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2.308cm" svg:height="2.309cm" draw:transform="rotate (-0.148702052271075) translate (8.556cm 11.691cm)">
              <text:p text:style-name="P1">Dump</text:p>
              <text:p text:style-name="P1">Concrete</text:p>
              <text:p text:style-name="P1">Instantiate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6" draw:style-name="dp1" draw:master-page-name="Default">
        <draw:custom-shape draw:style-name="gr1" draw:text-style-name="P1" draw:layer="layout" svg:width="4.413cm" svg:height="1.384cm" draw:transform="rotate (-0.162839219212226) translate (4.311cm 13.087cm)">
          <text:p text:style-name="P1">lift</text:p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6" draw:text-style-name="P2" draw:layer="layout" svg:width="13.134cm" svg:height="13.774cm" draw:transform="rotate (-0.167551608192611) translate (5.80348700682758cm 0.317461229157785cm)" svg:viewBox="0 0 13135 13775" svg:d="m6617-1310c5716 8256 7387 10802 6117 12707-639 507-3111 1086-5635 953-1964-103-4085-944-4595-511l106 626-2610-202 2187-2302 106 626c3959-3246 6625 16 6781-1791 213-2476-4902-7074-5632-8201 424-422 3175-1905 3175-1905z">
          <text:p/>
        </draw:path>
        <draw:custom-shape draw:style-name="gr1" draw:text-style-name="P1" draw:layer="layout" svg:width="4.475cm" svg:height="1.385cm" draw:transform="rotate (0.136135681655532) translate (4.674cm 12.499cm)">
          <text:p text:style-name="P1">instantiat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695cm" svg:height="1.385cm" draw:transform="rotate (0.136135681655532) translate (3.809cm 3.086cm)">
          <text:p text:style-name="P1">unpars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587cm" svg:height="1.826cm" draw:transform="rotate (-1.14231799543126) translate (5.001cm 3.743cm)">
          <text:p text:style-name="P1"><text:s text:c="10"/>match <text:s text:c="37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9.302cm" svg:height="1.826cm" draw:transform="rotate (0.915599725596053) translate (2.535cm 11.475cm)">
          <text:p text:style-name="P1"><text:s text:c="9"/>match <text:s text:c="35"/>generate</text:p>
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2.779cm" svg:height="4.788cm" draw:transform="rotate (1.70693200845013) translate (3.839cm 10.106cm)">
          <text:p text:style-name="P1">X Grammar</text:p>
        </draw:rect>
        <draw:rect draw:style-name="gr3" draw:text-style-name="P1" draw:layer="layout" svg:width="3.694cm" svg:height="1.385cm" draw:transform="rotate (0.136135681655532) translate (4.223cm 7.176cm)">
          <text:p text:style-name="P1">Syntax</text:p>
          <text:p text:style-name="P1">Structure</text:p>
        </draw:rect>
        <draw:rect draw:style-name="gr3" draw:text-style-name="P1" draw:layer="layout" svg:width="3.694cm" svg:height="1.385cm" draw:transform="rotate (0.136135681655532) translate (4.444cm 8.79cm)">
          <text:p text:style-name="P1">Instance</text:p>
          <text:p text:style-name="P1">Structure</text:p>
        </draw:rect>
        <draw:custom-shape draw:style-name="gr4" draw:text-style-name="P1" draw:layer="layout" svg:width="2.308cm" svg:height="2.308cm" draw:transform="rotate (0.136135681655532) translate (7.272cm 2.024cm)">
          <text:p text:style-name="P1">Concrete</text:p>
          <text:p text:style-name="P1">Syntax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308cm" svg:height="2.309cm" draw:transform="rotate (0.136135681655532) translate (8.276cm 12.041cm)">
          <text:p text:style-name="P1">Concrete</text:p>
          <text:p text:style-name="P1">Instantiate</text:p>
          <text:p text:style-name="P1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8cm" draw:transform="rotate (0.136135681655532) translate (1.463cm 2.967cm)">
          <text:p text:style-name="P1">X</text:p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308cm" svg:height="2.309cm" draw:transform="rotate (0.136135681655532) translate (2.448cm 12.839cm)">
          <text:p text:style-name="P1">X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7" draw:text-style-name="P1" draw:layer="layout" svg:width="3.693cm" svg:height="1.385cm" draw:transform="rotate (-0.148702052271075) translate (10.839cm 12.526cm)">
              <text:p text:style-name="P1">instantiate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3.695cm" svg:height="1.385cm" draw:transform="rotate (-0.148702052271075) translate (12.603cm 2.713cm)">
              <text:p text:style-name="P1">unparse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9.587cm" svg:height="1.826cm" draw:transform="rotate (-0.857480261505838) translate (10.899cm 4.331cm)">
              <text:p text:style-name="P1"><text:s text:c="10"/>match <text:s text:c="37"/>generate</text:p>
    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7" draw:text-style-name="P1" draw:layer="layout" svg:width="9.302cm" svg:height="1.826cm" draw:transform="rotate (1.20043745952147) translate (10.782cm 12.405cm)">
              <text:p text:style-name="P1"><text:s text:c="9"/>match <text:s text:c="35"/>generate</text:p>
              <draw:enhanced-geometry svg:viewBox="0 0 21600 21600" draw:text-areas="?f7 ?f0 21600 ?f2" draw:mirror-horizontal="true" draw:mirror-vertical="false" draw:type="left-arrow" draw:modifiers="1797.4255623456 6232.94858342078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2" draw:text-style-name="P1" draw:layer="layout" svg:width="2.779cm" svg:height="5.507cm" draw:transform="rotate (1.42209427452471) translate (9.948cm 9.352cm)">
              <text:p text:style-name="P1">Dump</text:p>
              <text:p text:style-name="P1">Grammar</text:p>
            </draw:rect>
            <draw:rect draw:style-name="gr3" draw:text-style-name="P1" draw:layer="layout" svg:width="3.694cm" svg:height="1.385cm" draw:transform="rotate (-0.148702052271075) translate (11.85cm 6.754cm)">
              <text:p text:style-name="P1">Syntax</text:p>
              <text:p text:style-name="P1">Structure</text:p>
            </draw:rect>
            <draw:rect draw:style-name="gr3" draw:text-style-name="P1" draw:layer="layout" svg:width="3.694cm" svg:height="1.385cm" draw:transform="rotate (-0.148702052271075) translate (11.609cm 8.365cm)">
              <text:p text:style-name="P1">Instance</text:p>
              <text:p text:style-name="P1">Structure</text:p>
            </draw:rect>
            <draw:custom-shape draw:style-name="gr4" draw:text-style-name="P1" draw:layer="layout" svg:width="2.308cm" svg:height="2.308cm" draw:transform="rotate (-0.148702052271075) translate (16.224cm 2.667cm)">
              <text:p text:style-name="P1">Concrete</text:p>
              <text:p text:style-name="P1">Syntax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308cm" svg:height="2.309cm" draw:transform="rotate (-0.148702052271075) translate (14.374cm 12.562cm)">
              <text:p text:style-name="P1">Meta</text:p>
              <text:p text:style-name="P1">Concrete</text:p>
              <text:p text:style-name="P1">Instantiate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2.308cm" svg:height="2.308cm" draw:transform="rotate (-0.148702052271075) translate (10.384cm 1.94cm)">
              <text:p text:style-name="P1">Dump</text:p>
              <text:p text:style-name="P1">Text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2.308cm" svg:height="2.309cm" draw:transform="rotate (-0.148702052271075) translate (8.556cm 11.691cm)">
              <text:p text:style-name="P1">Dump</text:p>
              <text:p text:style-name="P1">Concrete</text:p>
              <text:p text:style-name="P1">Instantiate</text:p>
              <text:p text:style-name="P1">Tre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Gray_20_45_20_degrees_20_wide" draw:display-name="Gray 45 degrees wide" draw:style="single" draw:color="#c0c0c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liam Cook</meta:initial-creator>
    <meta:creation-date>2011-05-05T10:52:18</meta:creation-date>
    <dc:date>2011-05-05T17:23:52</dc:date>
    <dc:creator>William Cook</dc:creator>
    <meta:editing-duration>PT03H31M14S</meta:editing-duration>
    <meta:editing-cycles>8</meta:editing-cycles>
    <meta:generator>OpenOffice.org/3.2$Unix OpenOffice.org_project/320m12$Build-9483</meta:generator>
    <meta:document-statistic meta:object-count="112"/>
  </office:meta>
</office:document-meta>
</file>